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$DEBUG</text:p>
      <text:p text:style-name="P2"><text:a xlink:type="simple" xlink:href="../DungeonCraftHelp.html">DungeonCraft Help Home</text:a></text:p>
      <text:p text:style-name="P2"/>
      <text:p text:style-name="Preformatted_20_Text"><text:s text:c="3"/>$DEBUG (debugFlags)</text:p>
      <text:p text:style-name="Text_20_body"/>
      <text:p text:style-name="Text_20_body">Return value: <text:s/>The old debug flags...so you can put things back the way they were.</text:p>
      <text:p text:style-name="Text_20_body">Use the $DEBUG function to turn debug capabilities on/off.</text:p>
      <text:p text:style-name="Text_20_body">Bit 0 = DBG_messageBox</text:p>
      <text:p text:style-name="Text_20_body">Causes a Windows message box to appear when certain errors such as improper $GREP search strings are encountered at runtime.</text:p>
      <text:p text:style-name="Text_20_body">Bit 1 = DBG_functionTrace</text:p>
      <text:p text:style-name="Text_20_body">Causes a log message to be created in the GPDL log file whenever a user function is called or returns. <text:s/>This log entry records the parameters and return val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3:39:17.53</meta:creation-date>
    <meta:generator>OpenOffice.org/3.2$Win32 OpenOffice.org_project/320m12$Build-9483</meta:generator>
    <dc:date>2010-05-09T16:58:44.88</dc:date>
    <dc:creator>Paul Stevens</dc:creator>
    <meta:editing-duration>PT00H03M27S</meta:editing-duration>
    <meta:editing-cycles>2</meta:editing-cycles>
    <meta:document-statistic meta:table-count="0" meta:image-count="0" meta:object-count="0" meta:page-count="1" meta:paragraph-count="9" meta:word-count="88" meta:character-count="525"/>
  </office:meta>
</office:document-meta>
</file>